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ntiendo perfectamente esa sensación — cuando un libro se convierte en un viaje tan grande que parece que nunca acaba.<text:line-break/>Es algo muy común en proyectos que mezclan <text:span text:style-name="Strong_20_Emphasis">creatividad profunda</text:span> con <text:span text:style-name="Strong_20_Emphasis">estructura técnica</text:span>, como el tuyo.<text:line-break/>Aquí te propongo un plan que combina <text:span text:style-name="Strong_20_Emphasis">metodología de proyecto</text:span> con <text:span text:style-name="Strong_20_Emphasis">técnicas de escritura narrativa y ensayo</text:span>, para que avances de forma efectiva sin perder la chispa.</text:p>
      <text:p text:style-name="Horizontal_20_Line"/>
      <text:h text:style-name="Heading_20_2" text:outline-level="2">1. Cambiar la mentalidad: de “escribir” a “producir”</text:h>
      <text:p text:style-name="Text_20_body">Cuando un libro se alarga demasiado, muchas veces es porque lo tratamos como un flujo abierto de ideas, no como un producto con límites claros.<text:line-break/>La clave es <text:span text:style-name="Strong_20_Emphasis">convertirlo en una producción cerrada por fases</text:span>, como si fuera un proyecto de ingeniería o una película.</text:p>
      <text:p text:style-name="Horizontal_20_Line"/>
      <text:h text:style-name="Heading_20_2" text:outline-level="2">2. Técnica: “Esqueleto congelado + capas”</text:h>
      <text:p text:style-name="Text_20_body">Te propongo esta técnica que uso con autores de obras largas:</text:p>
      <text:h text:style-name="Heading_20_3" text:outline-level="3"><text:span text:style-name="Strong_20_Emphasis">Fase 1 – Congelar el esqueleto</text:span></text:h>
      <text:list xml:id="list2601147449" text:style-name="L1">
        <text:list-item>
          <text:p text:style-name="P1">Haz un <text:span text:style-name="Strong_20_Emphasis">índice definitivo</text:span> con todos los capítulos y subcapítulos, incluso si algunos están vacíos.<text:line-break/>(Tú ya tienes un índice bastante claro, así que solo habría que “cerrarlo” y no tocarlo más).</text:p>
        </text:list-item>
        <text:list-item>
          <text:p text:style-name="P1">Define <text:span text:style-name="Strong_20_Emphasis">el mensaje clave</text:span> que cada capítulo debe dejar en el lector (una sola frase).</text:p>
        </text:list-item>
        <text:list-item>
          <text:p text:style-name="P1">Decide el <text:span text:style-name="Strong_20_Emphasis">número aproximado de páginas</text:span> por capítulo (puede ser orientativo).</text:p>
        </text:list-item>
      </text:list>
      <text:p text:style-name="Text_20_body">💡 Regla de oro: A partir de este momento, <text:span text:style-name="Strong_20_Emphasis">no se agregan nuevos capítulos</text:span>.<text:line-break/>Si surgen ideas nuevas, se guardan en un anexo o en un “Libro 2”.</text:p>
      <text:p text:style-name="Horizontal_20_Line"/>
      <text:h text:style-name="Heading_20_3" text:outline-level="3"><text:span text:style-name="Strong_20_Emphasis">Fase 2 – Primera capa: versión mínima viable</text:span></text:h>
      <text:list xml:id="list2185140371" text:style-name="L2">
        <text:list-item>
          <text:p text:style-name="P2">El objetivo es escribir <text:span text:style-name="Strong_20_Emphasis">lo mínimo necesario</text:span> para que el libro sea completo de principio a fin, aunque no esté pulido.</text:p>
        </text:list-item>
        <text:list-item>
          <text:p text:style-name="P2">Aquí no se revisa, no se embellece, no se investiga en profundidad: solo se llena cada capítulo con las ideas principales.</text:p>
        </text:list-item>
        <text:list-item>
          <text:p text:style-name="P2">Es como dibujar todo el mural con líneas de lápiz antes de pintar.</text:p>
        </text:list-item>
      </text:list>
      <text:p text:style-name="Horizontal_20_Line"/>
      <text:h text:style-name="Heading_20_3" text:outline-level="3"><text:span text:style-name="Strong_20_Emphasis">Fase 3 – Capas de refinamiento</text:span></text:h>
      <text:list xml:id="list2258970993" text:style-name="L3">
        <text:list-item>
          <text:p text:style-name="P3"><text:span text:style-name="Strong_20_Emphasis">Capa 2:</text:span> Añadir ejemplos, aclaraciones, anécdotas.</text:p>
        </text:list-item>
        <text:list-item>
          <text:p text:style-name="P3"><text:soft-page-break/><text:span text:style-name="Strong_20_Emphasis">Capa 3:</text:span> Pulir estilo, ritmo y tono.</text:p>
        </text:list-item>
        <text:list-item>
          <text:p text:style-name="P3"><text:span text:style-name="Strong_20_Emphasis">Capa 4:</text:span> Edición final, ortografía y coherencia.</text:p>
        </text:list-item>
      </text:list>
      <text:p text:style-name="Text_20_body">💡 Al trabajar por capas, <text:span text:style-name="Strong_20_Emphasis">el libro se siente terminado varias veces</text:span>, lo que te da motivación para seguir.</text:p>
      <text:p text:style-name="Horizontal_20_Line"/>
      <text:h text:style-name="Heading_20_2" text:outline-level="2">3. Herramientas para avanzar</text:h>
      <text:list xml:id="list2541154096" text:style-name="L4">
        <text:list-item>
          <text:p text:style-name="P4"><text:span text:style-name="Strong_20_Emphasis">Calendario de entregas</text:span>: Define micro-plazos realistas (ej. un capítulo mínimo viable cada 2 semanas).</text:p>
        </text:list-item>
        <text:list-item>
          <text:p text:style-name="P4"><text:span text:style-name="Strong_20_Emphasis">Bloques de tiempo protegidos</text:span>: Reserva horas fijas en las que solo trabajes en el libro (sin revisar redes, sin “solo una búsqueda rápida”).</text:p>
        </text:list-item>
        <text:list-item>
          <text:p text:style-name="P4"><text:span text:style-name="Strong_20_Emphasis">Registro de avance</text:span>: Un Excel o libreta donde anotes fecha, capítulo, y porcentaje aproximado.</text:p>
        </text:list-item>
      </text:list>
      <text:p text:style-name="Horizontal_20_Line"/>
      <text:h text:style-name="Heading_20_2" text:outline-level="2">4. Cosas que necesitas aprender/reforzar</text:h>
      <text:list xml:id="list675666057" text:style-name="L5">
        <text:list-item>
          <text:p text:style-name="P5"><text:span text:style-name="Strong_20_Emphasis">Gestión de proyectos creativos</text:span><text:line-break/>→ Cómo dividir el trabajo en entregas parciales y cumplir plazos.</text:p>
        </text:list-item>
        <text:list-item>
          <text:p text:style-name="P5"><text:span text:style-name="Strong_20_Emphasis">Técnicas de escritura por capas</text:span><text:line-break/>→ Separar creación de revisión para evitar bloqueos.</text:p>
        </text:list-item>
        <text:list-item>
          <text:p text:style-name="P5"><text:span text:style-name="Strong_20_Emphasis">Edición implacable</text:span><text:line-break/>→ Saber cortar y simplificar sin miedo, para no caer en perfeccionismo infinito.</text:p>
        </text:list-item>
        <text:list-item>
          <text:p text:style-name="P5"><text:span text:style-name="Strong_20_Emphasis">Cierre narrativo</text:span><text:line-break/>→ Cómo rematar un libro para que tenga una conclusión sólida aunque el tema pueda seguir.</text:p>
        </text:list-item>
      </text:list>
      <text:p text:style-name="Horizontal_20_Line"/>
      <text:h text:style-name="Heading_20_2" text:outline-level="2">5. Trucos psicológicos</text:h>
      <text:list xml:id="list3669232609" text:style-name="L6">
        <text:list-item>
          <text:p text:style-name="P6"><text:span text:style-name="Strong_20_Emphasis">Declara fecha de cierre</text:span> (aunque sea simbólica).<text:line-break/>Ej.: “La versión completa estará lista el 15 de diciembre de este año”.</text:p>
        </text:list-item>
        <text:list-item>
          <text:p text:style-name="P6"><text:span text:style-name="Strong_20_Emphasis">Divide la montaña en colinas</text:span>: En lugar de pensar “tengo que terminar el libro”, piensa “hoy cierro la primera versión del capítulo 8”.</text:p>
        </text:list-item>
        <text:list-item>
          <text:p text:style-name="P6"><text:span text:style-name="Strong_20_Emphasis">Evita la trampa del conocimiento infinito</text:span>: tu libro no tiene que contener <text:span text:style-name="Emphasis">todo</text:span>, solo lo necesario para transmitir tu visión.</text:p>
        </text:list-item>
      </text:list>
      <text:p text:style-name="Horizontal_20_Line"/>
      <text:p text:style-name="Text_20_body"><text:soft-page-break/>Si quieres, puedo ayudarte a <text:span text:style-name="Strong_20_Emphasis">crear un plan de finalización realista para tu libro</text:span>, usando tu índice actual, con plazos y una ruta de trabajo en capas para que puedas terminarlo sin perder el impulso creativo.</text:p>
      <text:p text:style-name="Text_20_body">¿Quieres que lo preparemos así, con tu índice actual ya congelado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8-12T10:01:52.632000000</meta:creation-date>
    <dc:date>2025-08-12T10:07:12.350000000</dc:date>
    <meta:editing-duration>PT5M19S</meta:editing-duration>
    <meta:editing-cycles>1</meta:editing-cycles>
    <meta:document-statistic meta:table-count="0" meta:image-count="0" meta:object-count="0" meta:page-count="3" meta:paragraph-count="34" meta:word-count="582" meta:character-count="3413" meta:non-whitespace-character-count="2880"/>
    <meta:generator>LibreOffice/7.3.5.2$Windows_X86_64 LibreOffice_project/184fe81b8c8c30d8b5082578aee2fed2ea847c01</meta:generator>
  </office:meta>
</office:document-meta>
</file>